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0e7ae7" officeooo:paragraph-rsid="000e7ae7" style:font-size-asian="18pt" style:font-size-complex="18pt"/>
    </style:style>
    <style:style style:name="P2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Ubuntu" fo:font-size="18pt" officeooo:rsid="000e7ae7" officeooo:paragraph-rsid="000e7ae7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Ubuntu" fo:font-size="18pt" officeooo:rsid="000e7ae7" officeooo:paragraph-rsid="00115c53" style:font-size-asian="18pt" style:font-size-complex="18pt"/>
    </style:style>
    <style:style style:name="P4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0e7ae7" officeooo:paragraph-rsid="00185bda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0e7ae7" officeooo:paragraph-rsid="001a08d4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6e2ba" style:font-size-asian="18pt" style:font-size-complex="18pt"/>
    </style:style>
    <style:style style:name="P7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6026c" style:font-size-asian="18pt" style:font-size-complex="18pt"/>
    </style:style>
    <style:style style:name="P8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85bda" style:font-size-asian="18pt" style:font-size-complex="18pt"/>
    </style:style>
    <style:style style:name="P9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a08d4" style:font-size-asian="18pt" style:font-size-complex="18pt"/>
    </style:style>
    <style:style style:name="P10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b0811" style:font-size-asian="18pt" style:font-size-complex="18pt"/>
    </style:style>
    <style:style style:name="P11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6026c" officeooo:paragraph-rsid="001c9830" style:font-size-asian="18pt" style:font-size-complex="18pt"/>
    </style:style>
    <style:style style:name="P12" style:family="paragraph" style:parent-style-name="Standard">
      <style:paragraph-properties>
        <style:tab-stops>
          <style:tab-stop style:position="2.963cm"/>
          <style:tab-stop style:position="6.006cm"/>
        </style:tab-stops>
      </style:paragraph-properties>
      <style:text-properties style:font-name="Ubuntu" fo:font-size="18pt" officeooo:rsid="001a08d4" officeooo:paragraph-rsid="001a08d4" style:font-size-asian="18pt" style:font-size-complex="18pt"/>
    </style:style>
    <style:style style:name="T1" style:family="text">
      <style:text-properties officeooo:rsid="0016026c"/>
    </style:style>
    <style:style style:name="T2" style:family="text">
      <style:text-properties officeooo:rsid="000e7ae7"/>
    </style:style>
    <style:style style:name="T3" style:family="text">
      <style:text-properties officeooo:rsid="0016e2ba"/>
    </style:style>
    <style:style style:name="T4" style:family="text">
      <style:text-properties officeooo:rsid="00185bda"/>
    </style:style>
    <style:style style:name="T5" style:family="text">
      <style:text-properties officeooo:rsid="001a08d4"/>
    </style:style>
    <style:style style:name="T6" style:family="text">
      <style:text-properties officeooo:rsid="001b081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7ae7" style:font-weight-asian="normal" style:font-weight-complex="normal"/>
    </style:style>
    <style:style style:name="T9" style:family="text">
      <style:text-properties officeooo:rsid="001d4bd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d4bd4"/>
    </style:style>
    <style:style style:name="T12" style:family="text">
      <style:text-properties officeooo:rsid="001fe4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[a]<text:tab/>patte, papa, lac, cave, agate, il plongea</text:p>
      <text:p text:style-name="P2">[ɑ]<text:tab/>pâte, tas, vase, bâton, âme</text:p>
      <text:p text:style-name="P2"/>
      <text:p text:style-name="P3">[<text:span text:style-name="T7">ø</text:span>]<text:tab/>jeu, feu, <text:span text:style-name="T9">deux</text:span></text:p>
      <text:p text:style-name="P2">[ə]<text:tab/>je, me, fenêtre, <text:span text:style-name="T9">de</text:span></text:p>
      <text:p text:style-name="P2">[œ]<text:tab/>fleur, <text:span text:style-name="T9">cœur, sœur, heure</text:span></text:p>
      <text:p text:style-name="P2"/>
      <text:p text:style-name="P2">[e]<text:tab/>été, nez</text:p>
      <text:p text:style-name="P2">[ɛ]<text:tab/>mer, j’aimais, <text:span text:style-name="T12">neige</text:span></text:p>
      <text:p text:style-name="P2"/>
      <text:p text:style-name="P2">[i]<text:tab/>fille, ami</text:p>
      <text:p text:style-name="P2"/>
      <text:p text:style-name="P2">[o]<text:tab/>sot, seau, sceau, saut, <text:span text:style-name="T12">eau</text:span></text:p>
      <text:p text:style-name="P2">[ɔ]<text:tab/>porte, port, or, mort</text:p>
      <text:p text:style-name="P2"/>
      <text:p text:style-name="P2">[u]<text:tab/>coup, août</text:p>
      <text:p text:style-name="P2"/>
      <text:p text:style-name="P2">[y]<text:tab/>nu, j’ai e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2">[</text:span>a<text:span text:style-name="T2">]</text:span><text:tab/><text:span text:style-name="T3">dive<text:tab/>[daɪv]</text:span></text:p>
      <text:p text:style-name="P10"><text:tab/><text:span text:style-name="T3">fire<text:tab/>[faɪər]</text:span></text:p>
      <text:p text:style-name="P10"><text:tab/><text:span text:style-name="T3">out<text:tab/>[aʊt]</text:span></text:p>
      <text:p text:style-name="P10"><text:tab/><text:span text:style-name="T3">flour<text:tab/>[flaʊər]</text:span></text:p>
      <text:p text:style-name="P10"><text:span text:style-name="T2">[</text:span>ɑ<text:span text:style-name="T2">]</text:span><text:tab/><text:span text:style-name="T3">calm<text:tab/>[kɑm]</text:span></text:p>
      <text:p text:style-name="P6"><text:span text:style-name="T8">[</text:span><text:span text:style-name="T7">æ</text:span><text:span text:style-name="T8">]</text:span><text:tab/><text:span text:style-name="T3">act<text:tab/>[ækt]</text:span></text:p>
      <text:p text:style-name="P6"/>
      <text:p text:style-name="P10"><text:span text:style-name="T2">[</text:span>ɜ<text:span text:style-name="T2">]</text:span><text:tab/>turn<text:tab/><text:span text:style-name="T5">[tɜrn]</text:span></text:p>
      <text:p text:style-name="P10"><text:span text:style-name="T2">[</text:span>ʌ<text:span text:style-name="T2">]</text:span><text:tab/>must<text:tab/><text:span text:style-name="T5">[mʌst]</text:span></text:p>
      <text:p text:style-name="P10"><text:span text:style-name="T2">[</text:span>ə<text:span text:style-name="T2">]</text:span><text:tab/><text:span text:style-name="T10">a</text:span>bout<text:tab/><text:span text:style-name="T5">[əˈbaʊt]</text:span></text:p>
      <text:p text:style-name="P10"><text:tab/><text:span text:style-name="T9">en</text:span><text:span text:style-name="T11">e</text:span><text:span text:style-name="T9">my</text:span></text:p>
      <text:p text:style-name="P10"><text:tab/><text:span text:style-name="T9">fam</text:span><text:span text:style-name="T11">i</text:span><text:span text:style-name="T9">ly</text:span></text:p>
      <text:p text:style-name="P10"><text:tab/><text:span text:style-name="T9">freed</text:span><text:span text:style-name="T11">o</text:span><text:span text:style-name="T9">m</text:span></text:p>
      <text:p text:style-name="P10"><text:tab/><text:span text:style-name="T9">alb</text:span><text:span text:style-name="T11">u</text:span><text:span text:style-name="T9">m</text:span></text:p>
      <text:p text:style-name="P10"/>
      <text:p text:style-name="P4">[ɛ]<text:tab/><text:span text:style-name="T1">pen<text:tab/>[<text:tab/>pɛn]</text:span></text:p>
      <text:p text:style-name="P4"><text:tab/><text:span text:style-name="T4">say<text:tab/>[sɛɪ]</text:span></text:p>
      <text:p text:style-name="P4"><text:tab/><text:span text:style-name="T4">fair<text:tab/>[<text:tab/>fɛər]</text:span></text:p>
      <text:p text:style-name="P8"><text:span text:style-name="T2">[</text:span>ɪ<text:span text:style-name="T2">]</text:span><text:tab/>fit<text:tab/><text:span text:style-name="T4">[fɪt]</text:span></text:p>
      <text:p text:style-name="P8"><text:tab/><text:span text:style-name="T4">near<text:tab/>[nɪər]</text:span></text:p>
      <text:p text:style-name="P7"><text:span text:style-name="T2">[</text:span>i<text:span text:style-name="T2">]</text:span><text:tab/>feet<text:tab/><text:span text:style-name="T4">[fit]</text:span></text:p>
      <text:p text:style-name="P7"/>
      <text:p text:style-name="P8"><text:span text:style-name="T2">[</text:span>ɒ<text:span text:style-name="T2">]</text:span><text:tab/>lot<text:tab/><text:span text:style-name="T4">[lɒt]</text:span></text:p>
      <text:p text:style-name="P8"><text:span text:style-name="T2">[o]<text:tab/></text:span>note<text:tab/><text:span text:style-name="T4">[noʊt]</text:span></text:p>
      <text:p text:style-name="P5">[ɔ]<text:tab/><text:span text:style-name="T1">law<text:tab/>[lɔ]</text:span></text:p>
      <text:p text:style-name="P5"><text:tab/><text:span text:style-name="T4">boy<text:tab/>[bɔɪ]</text:span></text:p>
      <text:p text:style-name="P5"/>
      <text:p text:style-name="P5">[u]<text:tab/><text:span text:style-name="T1">you<text:tab/>[<text:tab/>yu]</text:span></text:p>
      <text:p text:style-name="P5"/>
      <text:p text:style-name="P11"><text:span text:style-name="T2">[</text:span>ʊ<text:span text:style-name="T2">]</text:span><text:tab/>could<text:tab/><text:span text:style-name="T5">[kʊd]</text:span></text:p>
      <text:p text:style-name="P11"><text:tab/><text:span text:style-name="T6">lure<text:tab/>[lʊər]</text:span></text:p>
      <text:p text:style-name="P9"/>
      <text:p text:style-name="P7"/>
      <text:p text:style-name="P12">http://web.uvic.ca/ling/resources/ipa/charts/IPAlab/IPAlab.ht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04T14:42:20.499715420</meta:creation-date>
    <dc:date>2021-02-07T19:13:36.204498005</dc:date>
    <meta:editing-duration>PT2H19M49S</meta:editing-duration>
    <meta:editing-cycles>14</meta:editing-cycles>
    <meta:generator>LibreOffice/7.0.0.2$Linux_X86_64 LibreOffice_project/00$Build-2</meta:generator>
    <meta:document-statistic meta:table-count="0" meta:image-count="0" meta:object-count="0" meta:page-count="2" meta:paragraph-count="39" meta:word-count="122" meta:character-count="663" meta:non-whitespace-character-count="568"/>
  </office:meta>
</office:document-meta>
</file>